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ikkoraportti 1<text:tab/><text:tab/>22.1.2015<text:tab/><text:tab/>Sebastian Falk</text:p>
      <text:p text:style-name="P1"/>
      <text:list xml:id="list7376310362237372490" text:style-name="L1">
        <text:list-item>
          <text:p text:style-name="P2">Siirsin vanhan shakki käyttöliittymäni uuten projektiin</text:p>
        </text:list-item>
        <text:list-item>
          <text:p text:style-name="P2">Jouduin muuttamaan pari asiaa vanhassa projektissa niin että voin käyttää kaikkia vanhan projektin metodeja uudessa</text:p>
        </text:list-item>
        <text:list-item>
          <text:p text:style-name="P2">Loin kaksi uutta luokkaa, DeepShoe ja Evaluator</text:p>
        </text:list-item>
        <text:list-item>
          <text:p text:style-name="P2">DeepShoe luokka suorittaa alpha-beta karsinnan, sillä on kolme metodia jotka hoitavat sen.</text:p>
        </text:list-item>
        <text:list-item>
          <text:p text:style-name="P2">DeepShoe:lla on myös metodi jonka avulla saan pelilaudan kaikki mahdolliset siirrot tietylle puolelle (allMoves metodi)</text:p>
        </text:list-item>
        <text:list-item>
          <text:p text:style-name="P2">DeepShoe luokka on tällä hetkellä todella sekava, mutta toimii kuitenkin niin kuin haluan.</text:p>
        </text:list-item>
        <text:list-item>
          <text:p text:style-name="P2">Luokassa on pakko olla monta eri if lausetta niin että pystyisin kokeilla kaikkia eri siirtoja.</text:p>
        </text:list-item>
        <text:list-item>
          <text:p text:style-name="P2">Evaluator luokka sisältää eval funktion joka määrittää kuinka hyvä pelilauta on. Valkoisen paras pelilauta on suurin luku ja mustan on pienin luku.</text:p>
        </text:list-item>
        <text:list-item>
          <text:p text:style-name="P2">Tällä hetkellä käyttöjärjestelmä ei vielä oikein toimi niin kuin pitäisi kun käytän tekoälyä. Kun tekoäly ”ajattelee” niin peli näyttää jumittuvan.</text:p>
        </text:list-item>
        <text:list-item>
          <text:p text:style-name="P2">Minun pitää keksiä joku grafiikka joka kertoo käyttäjälle että tekoäly ajattelee</text:p>
        </text:list-item>
        <text:list-item>
          <text:p text:style-name="P2">Kun kaksi tekoälyä pelaa toisiaan vastaan niin peli jumahtaa kunnes se loppuu. Juuri nytten minulla on maksimimäärä siirtoja niin että peli ei jää ikuisesti jumiin.</text:p>
        </text:list-item>
        <text:list-item>
          <text:p text:style-name="P2">Minun on pakko lisätä joku nappulan siirto animaatio jotta peli näyttäisi liikkuvan sulavemmin silloinkin kun kaksi tekoälyä pelaa vastakkain.</text:p>
        </text:list-item>
        <text:list-item>
          <text:p text:style-name="P2">Minä tein testejä uusille luokilleni ja lisäsin pit-testauksen projektiin niin että voin tarkistaa testikattavuuden.</text:p>
        </text:list-item>
        <text:list-item>
          <text:p text:style-name="P2">Minä lisäsin myös javadocin kaikkiin uusin metodeihin ja luokkiin, ne eivät sisällä kauheasti tietoa mutta mielestäni kuitenkin tarpeeksi että voi ymmärtää mitä metodit tekevät.</text:p>
        </text:list-item>
        <text:list-item>
          <text:p text:style-name="P2">Yritin käyttää SwingWorkeriä niin että peli ei jäisi jumiin kun tekoäly ajattelee mutta en saanut sitä vielä toimimaan.</text:p>
        </text:list-item>
        <text:list-item>
          <text:p text:style-name="P2">Minun pitää vielä parantaa evaluator luokkaa aika palj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6:58:11.36</meta:creation-date>
    <dc:date>2015-01-21T18:31:17.15</dc:date>
    <meta:editing-duration>PT13H35M55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1" meta:paragraph-count="17" meta:word-count="265" meta:character-count="1819"/>
  </office:meta>
</office:document-meta>
</file>